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nny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Funny (1 = Yes, 0 = No)</text:p>
          </table:table-cell>
        </table:table-row>
        <table:table-row table:style-name="ro2">
          <table:table-cell office:value-type="string" calcext:value-type="string">
            <text:p>"Dat Boi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 RLY?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Wojak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Ligm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Rizz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eet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IJBOL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floor is lav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I can't even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Bruh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Big Chungu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Among Us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Rickroll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me Lord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FOMO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YOLO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Keyboard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ad Luck Brian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Success Kid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Grumpy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Howdy Sheriff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Ermahgerd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uma Num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at Boi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Milkshake Duck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Sanduíche-ich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Wojak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Ligm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Rizz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eet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IJBOL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The floor is lav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I can't even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Bruh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Big Chungu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Among Us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Rickroll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me Lord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FOMO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YOLO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Keyboard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Bad Luck Brian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Success Kid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Grumpy Cat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Y U No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Me Gusta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Okay Guy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Philosorapt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Yao Ming Fac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Forever Alone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Rage Comics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Trollfac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Nyan Cat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"Doge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Overly Attached Girlfriend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"Scumbag Steve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5:33:14.22902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9T15:38:30.206696300</dc:date>
    <meta:editing-duration>PT8M19S</meta:editing-duration>
    <meta:editing-cycles>2</meta:editing-cycles>
    <meta:generator>LibreOffice/25.2.5.2$Windows_X86_64 LibreOffice_project/03d19516eb2e1dd5d4ccd751a0d6f35f35e08022</meta:generator>
    <meta:document-statistic meta:table-count="1" meta:cell-count="374" meta:object-count="0"/>
  </office:meta>
</office:document-meta>
</file>